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text-properties officeooo:rsid="000d78ea" officeooo:paragraph-rsid="000d78ea"/>
    </style:style>
    <style:style style:name="P2" style:family="paragraph" style:parent-style-name="Preformatted_20_Text">
      <style:text-properties fo:font-weight="bold" officeooo:rsid="000d78ea" officeooo:paragraph-rsid="000d78e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d on discussion with Billy Swartworth</text:p>
      <text:p text:style-name="P1"/>
      <text:p text:style-name="P1">1. Yes, I am assuming that we have 3D-model data ( from the point cloud ). The question of how to convert a 2D image to a point cloud does not need to be addressed</text:p>
      <text:p text:style-name="P1">2. I am assuming that an IDEAL , but not ACCURATe, alignment is provided by the user. That is, we already have a good idea about how the two pieces/meshes are supposed to fit ... we just don't have a good idea how to fill in the remaining space.</text:p>
      <text:p text:style-name="P1">3. What assumptiosn can I make about my input mesh data/3D models? I will most likely assume they are the same size and in the form of point-clouds</text:p>
      <text:p text:style-name="P1">4. What is the idea of letting R be both a "Rotation" and "Reflection" matrix? I'm not sure if this too is also critical</text:p>
      <text:p text:style-name="P1"/>
      <text:p text:style-name="P1"/>
      <text:p text:style-name="P1">Questions on Mean-Curvature-Flow</text:p>
      <text:p text:style-name="P1">1. Can I split vector(x(t)) by each of the n-components that define each n-tupel x_i? I'm not sure if I can do this, as I would also think that the mass and stiffness matrices, then, need to be calculated based on this subset of VERTEX information</text:p>
      <text:p text:style-name="P1"><text:s text:c="4"/>-- for starters, I can't image how to solve this any other way ! I need 3 equatinos for 3 unknowns per row ! I do not have this!</text:p>
      <text:p text:style-name="P1"><text:s text:c="3"/>-- so the question is ... do I need to recalculate the mass/stiffness matrices appropriately?</text:p>
      <text:p text:style-name="P2"><text:tab/><text:tab/>--- ANSWER :: NOPE !!! NOPE !!! </text:p>
      <text:p text:style-name="P1"><text:s text:c="4"/>=&gt; my understanding :: this shouldn't matter, given that mass &amp; stiffness matrices are only related to the basis functions, and not vertex values :-) </text:p>
      <text:p text:style-name="P1">2. How to actually solve that equation? The LHS=RHS is not split apart well at the moment.</text:p>
      <text:p text:style-name="P1"><text:s text:c="4"/>-- well, in acutally, this probably isn't hard too. its just x = A\B;</text:p>
      <text:p text:style-name="P1"><text:s text:c="4"/><text:span text:style-name="T1">you solved this!</text:span></text:p>
      <text:p text:style-name="P1">3. Do I need to homogenoize the system? I think not ... but I am unsure?</text:p>
      <text:p text:style-name="P1"><text:s text:c="4"/>=&gt; my understanding :: I think not. the system does not really involve a ( translation + rotation ) issue [ that I know of ] ??</text:p>
      <text:p text:style-name="P1"><text:tab/><text:span text:style-name="T1">ANSWER :: NOPE</text:span></text:p>
      <text:p text:style-name="P1">4. Should I be using doubles or float ?</text:p>
      <text:p text:style-name="P1"><text:tab/><text:span text:style-name="T1">ANSWER :: WHATEVER LIBIGL USES :-P</text:span></text:p>
      <text:p text:style-name="P1">5. For solving AX=B, which decompoisition should be used ( see " Linear algebra and decompoisitions " ) </text:p>
      <text:p text:style-name="P1"><text:tab/><text:span text:style-name="T1">ANSWER :: There's a lot of theory, but for now, stick with a simple CHLMOD solver ( SimplicalLLT ) </text:span></text:p>
      <text:p text:style-name="P1"/>
      <text:p text:style-name="P2">ALL ANSWSERS GIVEN on NOV 20<text:span text:style-name="T2">th</text:span> </text:p>
      <text:p text:style-name="P1"/>
      <text:p text:style-name="P1"/>
      <text:p text:style-name="P1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01:11:10.882377467</dc:date>
    <dc:creator>Hari Sridhar</dc:creator>
    <meta:document-statistic meta:table-count="0" meta:image-count="0" meta:object-count="0" meta:page-count="1" meta:paragraph-count="23" meta:word-count="405" meta:character-count="2122" meta:non-whitespace-character-count="1705"/>
    <meta:generator>LibreOffice/4.2.8.2$Linux_X86_64 LibreOffice_project/420m0$Build-2</meta:generator>
  </office:meta>
</office:document-meta>
</file>